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327in"/>
    </style:style>
    <style:style style:name="co2" style:family="table-column">
      <style:table-column-properties fo:break-before="auto" style:column-width="1.093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4862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/>
    </style:style>
    <style:style style:name="ce5" style:family="table-cell" style:parent-style-name="Default" style:data-style-name="N81">
      <style:text-properties style:font-name="Liberation Sans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2" table:default-cell-style-name="ce3"/>
        <table:table-column table:style-name="co3" table:default-cell-style-name="Default"/>
        <table:table-row table:style-name="ro1">
          <table:table-cell table:style-name="ce1" office:value-type="string" calcext:value-type="string">
            <text:p>Feature</text:p>
          </table:table-cell>
          <table:table-cell table:style-name="ce2" office:value-type="string" calcext:value-type="string">
            <text:p>Hreg Permutation Importance</text:p>
          </table:table-cell>
          <table:table-cell table:style-name="ce2" office:value-type="string" calcext:value-type="string">
            <text:p>Rfreg Permutation Importance</text:p>
          </table:table-cell>
          <table:table-cell table:style-name="ce2" office:value-type="string" calcext:value-type="string">
            <text:p>Linreg Coefficients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float" office:value="0.499677801942046" calcext:value-type="float">
            <text:p>0.499677801942046</text:p>
          </table:table-cell>
          <table:table-cell office:value-type="float" office:value="0.486269636234272" calcext:value-type="float">
            <text:p>0.486269636234272</text:p>
          </table:table-cell>
          <table:table-cell table:style-name="ce4" office:value-type="float" office:value="-0.000268141220456677" calcext:value-type="float">
            <text:p>-0.000268141220456677</text:p>
          </table:table-cell>
          <table:table-cell/>
        </table:table-row>
        <table:table-row table:style-name="ro2">
          <table:table-cell office:value-type="string" calcext:value-type="string">
            <text:p>Mileage</text:p>
          </table:table-cell>
          <table:table-cell office:value-type="float" office:value="0.26853244267399" calcext:value-type="float">
            <text:p>0.26853244267399</text:p>
          </table:table-cell>
          <table:table-cell table:style-name="ce4" office:value-type="float" office:value="0.358861372628381" calcext:value-type="float">
            <text:p>0.358861372628381</text:p>
          </table:table-cell>
          <table:table-cell table:style-name="ce4" office:value-type="float" office:value="-0.0877253140188229" calcext:value-type="float">
            <text:p>-0.0877253140188229</text:p>
          </table:table-cell>
          <table:table-cell/>
        </table:table-row>
        <table:table-row table:style-name="ro2">
          <table:table-cell office:value-type="string" calcext:value-type="string">
            <text:p>NumCylinders</text:p>
          </table:table-cell>
          <table:table-cell office:value-type="float" office:value="0.22959224964713" calcext:value-type="float">
            <text:p>0.22959224964713</text:p>
          </table:table-cell>
          <table:table-cell office:value-type="float" office:value="0.286301066659057" calcext:value-type="float">
            <text:p>0.286301066659057</text:p>
          </table:table-cell>
          <table:table-cell table:style-name="ce5" office:value-type="float" office:value="-0.00000404401528684983" calcext:value-type="float">
            <text:p>-4.04E-06</text:p>
          </table:table-cell>
          <table:table-cell table:style-name="ce6"/>
        </table:table-row>
        <table:table-row table:style-name="ro2">
          <table:table-cell office:value-type="string" calcext:value-type="string">
            <text:p>Model</text:p>
          </table:table-cell>
          <table:table-cell table:style-name="ce4" office:value-type="float" office:value="0.149556305301083" calcext:value-type="float">
            <text:p>0.149556305301083</text:p>
          </table:table-cell>
          <table:table-cell office:value-type="float" office:value="0.144891147803595" calcext:value-type="float">
            <text:p>0.144891147803595</text:p>
          </table:table-cell>
          <table:table-cell table:style-name="ce4" office:value-type="float" office:value="-8.48100198406283" calcext:value-type="float">
            <text:p>-8.48100198406283</text:p>
          </table:table-cell>
          <table:table-cell/>
        </table:table-row>
        <table:table-row table:style-name="ro2">
          <table:table-cell office:value-type="string" calcext:value-type="string">
            <text:p>Make</text:p>
          </table:table-cell>
          <table:table-cell office:value-type="float" office:value="0.144327918404508" calcext:value-type="float">
            <text:p>0.144327918404508</text:p>
          </table:table-cell>
          <table:table-cell office:value-type="float" office:value="0.102816308568546" calcext:value-type="float">
            <text:p>0.102816308568546</text:p>
          </table:table-cell>
          <table:table-cell office:value-type="float" office:value="33.1505250927692" calcext:value-type="float">
            <text:p>33.1505250927692</text:p>
          </table:table-cell>
          <table:table-cell/>
        </table:table-row>
        <table:table-row table:style-name="ro2">
          <table:table-cell office:value-type="string" calcext:value-type="string">
            <text:p>BodyType</text:p>
          </table:table-cell>
          <table:table-cell office:value-type="float" office:value="0.0765158956271508" calcext:value-type="float">
            <text:p>0.0765158956271508</text:p>
          </table:table-cell>
          <table:table-cell office:value-type="float" office:value="0.0785534104740901" calcext:value-type="float">
            <text:p>0.0785534104740901</text:p>
          </table:table-cell>
          <table:table-cell office:value-type="float" office:value="-9.73097337108791" calcext:value-type="float">
            <text:p>-9.73097337108791</text:p>
          </table:table-cell>
          <table:table-cell/>
        </table:table-row>
        <table:table-row table:style-name="ro2">
          <table:table-cell office:value-type="string" calcext:value-type="string">
            <text:p>DriveType</text:p>
          </table:table-cell>
          <table:table-cell office:value-type="float" office:value="0.0355626878530491" calcext:value-type="float">
            <text:p>0.0355626878530491</text:p>
          </table:table-cell>
          <table:table-cell office:value-type="float" office:value="0.0717654820308767" calcext:value-type="float">
            <text:p>0.0717654820308767</text:p>
          </table:table-cell>
          <table:table-cell office:value-type="float" office:value="301.036302214026" calcext:value-type="float">
            <text:p>301.036302214026</text:p>
          </table:table-cell>
          <table:table-cell/>
        </table:table-row>
        <table:table-row table:style-name="ro2">
          <table:table-cell office:value-type="string" calcext:value-type="string">
            <text:p>zipcode</text:p>
          </table:table-cell>
          <table:table-cell office:value-type="float" office:value="0.0180024554427055" calcext:value-type="float">
            <text:p>0.0180024554427055</text:p>
          </table:table-cell>
          <table:table-cell office:value-type="float" office:value="0.0271460022104712" calcext:value-type="float">
            <text:p>0.0271460022104712</text:p>
          </table:table-cell>
          <table:table-cell office:value-type="float" office:value="1.44349986262569" calcext:value-type="float">
            <text:p>1.4434998626256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08T11:02:43.473000000</dc:date>
    <meta:editing-duration>PT19M7S</meta:editing-duration>
    <meta:editing-cycles>1</meta:editing-cycles>
    <meta:generator>LibreOffice/7.4.3.2$Windows_X86_64 LibreOffice_project/1048a8393ae2eeec98dff31b5c133c5f1d08b890</meta:generator>
    <meta:document-statistic meta:table-count="1" meta:cell-count="36" meta:object-count="0"/>
  </office:meta>
</office:document-meta>
</file>